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Shalom Bhooshi</text:p>
      <text:p text:style-name="Author"> <text:a xlink:type="simple" xlink:href="mailto:s.bhooshi@gmail.com" office:name=""><text:span text:style-name="Definition">s.bhooshi@gmail.com</text:span></text:a> ◦ +421 948 140 290</text:p>
      <text:h text:style-name="Heading_20_3" text:outline-level="3"><text:bookmark-start text:name="professional-experience"/>Professional Experience<text:bookmark-end text:name="professional-experience"/></text:h>
      <text:p text:style-name="Definition_20_Term_20_Tight">Aug 2017 → Present</text:p>
      <text:p text:style-name="Definition_20_Definition_20_Tight"><text:a xlink:type="simple" xlink:href="https://www.telekom.com/en/media/details/the-pan-european-network-pan-net--442220" office:name=""><text:span text:style-name="Definition">Deutsche Telekom Pan-Net</text:span></text:a> ◦ Bratislava, Slovakia</text:p>
      <text:p text:style-name="First_20_paragraph"><text:a xlink:type="simple" xlink:href="https://portal.pan-net.cloud/" office:name=""><text:span text:style-name="Definition">pan-net.cloud</text:span></text:a> provides a pan-european cloud platform and infrastructure services to partners and affiliates in the wider <text:a xlink:type="simple" xlink:href="https://www.telekom.com/en/company" office:name=""><text:span text:style-name="Definition">Deutsche Telekom</text:span></text:a> group. Supporting specialised Network Technology Services (Voice, Video, Data, 3/4/5G, IoT, etc) and general purpose IaaS/PaaS for Supporting IT Services (Legacy &amp; Cloud Native Workloads, Big Data/Streaming, SaaS, etc), Pan-Net utilizes best-of-breed cloud technologies to steward the modernization of the Deutsche Telecom product lines.</text:p>
      <text:p text:style-name="Definition_20_Term_20_Tight">Jun 2019 → Present</text:p>
      <text:p text:style-name="Definition_20_Definition_20_Tight">Technical Lead, IT PaaS, Pan-Net Cloud</text:p>
      <text:p text:style-name="Definition_20_Term_20_Tight">Skills &amp; Experience</text:p>
      <text:p text:style-name="Definition_20_Definition_20_Tight">Product/Technical Ownership, Backlog Engineering, Openstack/IaaS, PaaS R&amp;D, Golang, Python, Linux, Gitlab, DevOps &amp; CI/CD, Microservice Design, Mentoring</text:p>
      <text:list text:style-name="L1">
        <text:list-item>
          <text:p text:style-name="P1">As a Technical Lead; Working closely with Customers and Product Ownership - Agile product roadmap/backlog management, decomposition of requirements into user stories/technical tasks, sprint scheduling/reviews, solution design, quality assurance, cross-unit collaboration.</text:p>
        </text:list-item>
        <text:list-item>
          <text:p text:style-name="P1">As an engineer; Design and DevOps of services to enhance the PaaS product portfolio (e.g. Databases-aaS, LoadBalancers-aaS, Monitoring-aaS, FileArchival-aaS, Backup-aaS, etc).</text:p>
        </text:list-item>
        <text:list-item>
          <text:p text:style-name="P1">Participating in product design thinking workshops, presenting/knowledge sharing, production campuses, incident management, post-mortems, technology community participation/evangelism.</text:p>
        </text:list-item>
      </text:list>
      <text:p text:style-name="Definition_20_Term_20_Tight">Feb 2018 → May 2019</text:p>
      <text:p text:style-name="Definition_20_Definition_20_Tight">Infrastructure Engineer, NFVI CI/CD, Pan-Net NFVI</text:p>
      <text:p text:style-name="Definition_20_Term_20_Tight">Skills &amp; Experience</text:p>
      <text:p text:style-name="Definition_20_Definition_20_Tight">Agile Release Trains, Delivery Pipelines, Openstack, Gitlab CI, Artifactory, Ansible, Terraform, Docker, Ubuntu, CentOS, bash, Python, DevOps, Prometheus</text:p>
      <text:list text:style-name="L2">
        <text:list-item>
          <text:p text:style-name="P2">Member of the team tasked with the design, implementation and DevOps of geo-distributed highly-available CI/CD/CT services to sustain the IaC and continuous-delivery activities of application and infrastructure services that comprise the Pan-Net cloud and NFVI platforms.</text:p>
        </text:list-item>
        <text:list-item>
          <text:p text:style-name="P2">Supporting internal teams in consultation and design of CI/CD pipelines, git branching and release models, CI/CD/CT processes, Application Orchestration and QA/QE/DevSecOps.</text:p>
        </text:list-item>
      </text:list>
      <text:p text:style-name="Definition_20_Term_20_Tight">Aug 2017 → Jan 2018</text:p>
      <text:p text:style-name="Definition_20_Definition_20_Tight">Infrastructure Engineer, NFVI Application Orchestration, Pan-Net NFVI</text:p>
      <text:p text:style-name="Definition_20_Term_20_Tight">Skills &amp; Experience</text:p>
      <text:p text:style-name="Definition_20_Definition_20_Tight">Openstack, OpenContrail, Ansible, OASIS TOSCA, Python, Linux, StackStorm</text:p>
      <text:list text:style-name="L3">
        <text:list-item>
          <text:p text:style-name="P3">Part of team tasked with developing the Pan-Net VNF Orchestration engines and best-practices around VNF Lifecycle Management (Instantiation, Upgrades, Auto-Healing, Scale in/out, etc).</text:p>
        </text:list-item>
        <text:list-item>
          <text:p text:style-name="P3">Participating in product design workshops, scrum &amp; sprint activities. Designing VNF orchestration solutions and automation worklows on OpenStack, CI/CD, systems testing, releases.</text:p>
        </text:list-item>
      </text:list>
      <text:p text:style-name="Horizontal_20_Line"/>
      <text:p text:style-name="Definition_20_Term_20_Tight">Oct 2015 → Jun 2017</text:p>
      <text:p text:style-name="Definition_20_Definition_20_Tight"><text:a xlink:type="simple" xlink:href="https://boxdice.com.au" office:name=""><text:span text:style-name="Definition">Box+Dice</text:span></text:a> (BDSK) ◦ Bratislava, Slovakia</text:p>
      <text:p text:style-name="First_20_paragraph"><text:a xlink:type="simple" xlink:href="https://boxdice.com.au" office:name=""><text:span text:style-name="Definition">Box+Dice</text:span></text:a> provide a unique SaaS CRM platform for businesses in the Australian &amp; New Zealand real estate sector to manage property portfolios, marketing and lead management, sales and accounting, portal integrations, etc in realtime. With 250+ businesses as clients across the Oceania region, Box+Dice harnesses in-house and customer domain expertise to deliver tailored SaaS services.</text:p>
      <text:p text:style-name="Definition_20_Term_20_Tight">Oct 2015 → Jun 2017</text:p>
      <text:p text:style-name="Definition_20_Definition_20_Tight">Senior Systems Engineer, Site Reliability Engineering</text:p>
      <text:p text:style-name="Definition_20_Term_20_Tight">Skills &amp; Experience</text:p>
      <text:p text:style-name="Definition_20_Definition_20_Tight">Amazon AWS, Ansible, Python, Ruby, Cloudflare, Cloudfront, Debian, Ubuntu, Postgres, MariaDB, Elasticsearch, Redis, SRE/DevOps, Jira, Mentoring</text:p>
      <text:list text:style-name="L4">
        <text:list-item>
          <text:p text:style-name="P4">Lead systems engineer managing DevOps and Site Reliability Engineering across polar opposite timezones (Bratislava/Kiev vs Australia/New Zealand); systems analysis, infrastructure design and development, improving platform availability and production deployments.</text:p>
        </text:list-item>
        <text:list-item>
          <text:p text:style-name="P4">Delivering on projects to modernize infrastructure, lift-and-shift platform to public cloud (AWS), improving cloud integration &amp; scalability/utilization, improving security and technical operations.</text:p>
        </text:list-item>
        <text:list-item>
          <text:p text:style-name="P4">Working on cross-functional efforts with Product Development, Quality Engineering and Operations; improving DevOps operating procedures, CI/CD, communications, testing strategies.</text:p>
        </text:list-item>
        <text:list-item>
          <text:p text:style-name="P4">Involved in defining and project managing systems strategy, participating in executive committee decision making, customer technical support, cost management, hiring, mentoring.</text:p>
        </text:list-item>
      </text:list>
      <text:p text:style-name="Horizontal_20_Line"/>
      <text:p text:style-name="Definition_20_Term_20_Tight">Jul 2010 → Aug 2015</text:p>
      <text:p text:style-name="Definition_20_Definition_20_Tight"><text:a xlink:type="simple" xlink:href="https://www.citrix.com/" office:name=""><text:span text:style-name="Definition">Citrix Systems UK Ltd</text:span></text:a> ◦ Cambridge, United Kingdom</text:p>
      <text:p text:style-name="First_20_paragraph"><text:a xlink:type="simple" xlink:href="https://www.citrix.com/" office:name=""><text:span text:style-name="Definition">Citrix</text:span></text:a> solutions power business mobility through secure, mobile workspaces that provide people with instant access to apps, desktops, data and communications. With annual revenue in 2014 of $3.14 billion, Citrix solutions are in use at more than 400,000 organizations and by over 100 million users globally.</text:p>
      <text:p text:style-name="Definition_20_Term_20_Tight">Oct 2013 → Aug 2015</text:p>
      <text:p text:style-name="Definition_20_Definition_20_Tight">Senior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Enterprise Desktop and Applications</text:span></text:a></text:p>
      <text:list text:style-name="L5">
        <text:list-item>
          <text:p text:style-name="P5">Systems Architect/DevOps Engineer of a self-service IaaS cloud (<text:a xlink:type="simple" xlink:href="https://cloudstack.apache.org/" office:name=""><text:span text:style-name="Definition">Apache CloudStack</text:span></text:a>/<text:a xlink:type="simple" xlink:href="https://www.citrix.com/products/xenserver/" office:name=""><text:span text:style-name="Definition">XenServer</text:span></text:a>) for ad-hoc and Continuous Testing activities of 65+ internal engineering teams.</text:p>
        </text:list-item>
        <text:list-item>
          <text:p text:style-name="P5">Solving push-button provisioning of Citrix VDI (Virtual Desktop Infrastructure) test environments on Cloud and Virtualization Backends (Xenserver, ESX, Hyper-v), Improving QA self-service capabilities, enriching cloud offerings through automation, VM image creation/cataloguing, etc.</text:p>
        </text:list-item>
        <text:list-item>
          <text:p text:style-name="P5">Member of the core automation team stewarding test automation frameworks and test library code underpinning QA strategies of the <text:a xlink:type="simple" xlink:href="https://www.citrix.com/solutions/desktop-virtualization/overview.html" office:name=""><text:span text:style-name="Definition">Citrix Desktop and App virtualization</text:span></text:a> suites. Lead developer of perl components to support testing Mac and Linux/Unix end-points.</text:p>
        </text:list-item>
        <text:list-item>
          <text:p text:style-name="P5">Refining agile practices for code and test infrastructure evolution. Setting up backend infrastructure for <text:a xlink:type="simple" xlink:href="http://www.citrixsummit.com/" office:name=""><text:span text:style-name="Definition">Citrix Summit</text:span></text:a>. Hardware procurement and maintenance, vendor relations. Technical training/mentoring.</text:p>
        </text:list-item>
      </text:list>
      <text:p text:style-name="Definition_20_Term_20_Tight">Apr 2012 → Oct 2013</text:p>
      <text:p text:style-name="Definition_20_Definition_20_Tight">Associate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Enterprise Desktop and Applications</text:span></text:a></text:p>
      <text:p text:style-name="Definition_20_Term_20_Tight">Jul 2010 → Apr 2012</text:p>
      <text:p text:style-name="Definition_20_Definition_20_Tight">Software Test Engineer, Test Automation, <text:a xlink:type="simple" xlink:href="https://www.citrix.com/products/xenapp-xendesktop/" office:name=""><text:span text:style-name="Definition">XenDesktop Engineering</text:span></text:a>.</text:p>
      <text:p text:style-name="Horizontal_20_Line"/>
      <text:p text:style-name="Definition_20_Term_20_Tight">May 2007 → Dec 2007</text:p>
      <text:p text:style-name="Definition_20_Definition_20_Tight">Crystal Amusements (UK) Ltd ◦ London, United Kingdom</text:p>
      <text:p text:style-name="Definition_20_Term_20_Tight">Systems Engineer</text:p>
      <text:p text:style-name="Definition_20_Definition_20_Tight">Windows, JScript/WSH, TCP/IP Routing/Switching, Network Security/Availability</text:p>
      <text:p text:style-name="Horizontal_20_Line"/>
      <text:p text:style-name="Definition_20_Term_20_Tight">Jan 2007 → May 2007</text:p>
      <text:p text:style-name="Definition_20_Definition_20_Tight"><text:a xlink:type="simple" xlink:href="http://sterlinglimousines.co.uk/" office:name=""><text:span text:style-name="Definition">Sterling Limousines (UK) Ltd</text:span></text:a> ◦ Richmond, Surrey, United Kingdom</text:p>
      <text:p text:style-name="Definition_20_Term_20_Tight">LAMP Developer</text:p>
      <text:p text:style-name="Definition_20_Definition_20_Tight">Perl, PrototypeJS, Apache/mod_perl, Postgresql, Linux, Windows Server 2003</text:p>
      <text:p text:style-name="Horizontal_20_Line"/>
      <text:p text:style-name="Definition_20_Term_20_Tight">Aug 2002 → Oct 2006</text:p>
      <text:p text:style-name="Definition_20_Definition_20_Tight">Freelance IT Engineer ◦ Greater London Area, United Kingdom</text:p>
      <text:p text:style-name="Definition_20_Term_20_Tight">IT Contractor</text:p>
      <text:p text:style-name="Definition_20_Definition_20_Tight">Office LAN Design, Web Design &amp; Mastering, Linux, Windows Workstation/Server, Microsoft Office, TCP/IP Routing/Switching, Apache/IIS, Perl, VBScript/Excel</text:p>
      <text:p text:style-name="Horizontal_20_Line"/>
      <text:h text:style-name="Heading_20_3" text:outline-level="3"><text:bookmark-start text:name="education"/>Education<text:bookmark-end text:name="education"/></text:h>
      <text:p text:style-name="Definition_20_Term_20_Tight">Sep 2008 → May 2010</text:p>
      <text:p text:style-name="Definition_20_Definition_20_Tight"><text:a xlink:type="simple" xlink:href="https://www.shu.ac.uk/search-results?q=computer+networks" office:name=""><text:span text:style-name="Definition">BSc (Hons.) Computer Networks</text:span></text:a>, <text:a xlink:type="simple" xlink:href="https://www.shu.ac.uk/" office:name=""><text:span text:style-name="Definition">Sheffield Hallam University</text:span></text:a>, Sheffield, England (1:1, First Class Honours)</text:p>
      <text:p text:style-name="Definition_20_Term_20_Tight">Jul 2000 → Mar 2001</text:p>
      <text:p text:style-name="Definition_20_Definition_20_Tight">BSc (Hons.), Computer Science, Mathematics, Physics, French, English Literature, <text:a xlink:type="simple" xlink:href="http://www.sjc.ac.in" office:name=""><text:span text:style-name="Definition">St. Joseph’s College of Science and Arts</text:span></text:a>, Bangalore, India (Discontinued)</text:p>
      <text:h text:style-name="Heading_20_3" text:outline-level="3"><text:bookmark-start text:name="technical-experience"/>Technical Experience<text:bookmark-end text:name="technical-experience"/></text:h>
      <text:p text:style-name="Definition_20_Term_20_Tight">Cloud</text:p>
      <text:p text:style-name="Definition_20_Definition_20_Tight"><text:a xlink:type="simple" xlink:href="https://www.ubuntu.com/openstack" office:name=""><text:span text:style-name="Definition">Canonical Openstack</text:span></text:a>, <text:a xlink:type="simple" xlink:href="https://aws.amazon.com/ec2/" office:name=""><text:span text:style-name="Definition">Amazon ec2</text:span></text:a>/<text:a xlink:type="simple" xlink:href="https://aws.amazon.com/" office:name=""><text:span text:style-name="Definition">AWS</text:span></text:a>, <text:a xlink:type="simple" xlink:href="http://cloudstack.apache.org/" office:name=""><text:span text:style-name="Definition">Apache Cloudstack</text:span></text:a>, <text:a xlink:type="simple" xlink:href="https://www.digitalocean.com/" office:name=""><text:span text:style-name="Definition">DigitalOcean</text:span></text:a></text:p>
      <text:p text:style-name="Definition_20_Term_20_Tight">IaC</text:p>
      <text:p text:style-name="Definition_20_Definition_20_Tight"><text:a xlink:type="simple" xlink:href="https://git-scm.com/" office:name=""><text:span text:style-name="Definition">git</text:span></text:a>, <text:a xlink:type="simple" xlink:href="http://www.ansible.com/" office:name=""><text:span text:style-name="Definition">Ansible</text:span></text:a>, <text:a xlink:type="simple" xlink:href="https://www.terraform.io/" office:name=""><text:span text:style-name="Definition">Terraform</text:span></text:a>, <text:a xlink:type="simple" xlink:href="https://www.weave.works/technologies/gitops/" office:name=""><text:span text:style-name="Definition">GitOps</text:span></text:a>, <text:a xlink:type="simple" xlink:href="https://stackstorm.com/" office:name=""><text:span text:style-name="Definition">StackStorm</text:span></text:a>, <text:a xlink:type="simple" xlink:href="https://www.chef.io/" office:name=""><text:span text:style-name="Definition">Chef</text:span></text:a></text:p>
      <text:p text:style-name="Definition_20_Term_20_Tight">CI/CD</text:p>
      <text:p text:style-name="Definition_20_Definition_20_Tight"><text:a xlink:type="simple" xlink:href="https://docs.gitlab.com/ee/ci/quick_start/" office:name=""><text:span text:style-name="Definition">GitLab CI</text:span></text:a>, <text:a xlink:type="simple" xlink:href="https://github.com/" office:name=""><text:span text:style-name="Definition">Github</text:span></text:a>, <text:a xlink:type="simple" xlink:href="https://jfrog.com/artifactory/" office:name=""><text:span text:style-name="Definition">JFrog Artifactory</text:span></text:a>, <text:a xlink:type="simple" xlink:href="https://travis-ci.org/" office:name=""><text:span text:style-name="Definition">Travis CI</text:span></text:a>, <text:a xlink:type="simple" xlink:href="https://wiki.jenkins-ci.org/display/JENKINS/Meet+Jenkins" office:name=""><text:span text:style-name="Definition">Jenkins</text:span></text:a></text:p>
      <text:p text:style-name="Definition_20_Term_20_Tight">Scripting</text:p>
      <text:p text:style-name="Definition_20_Definition_20_Tight"><text:a xlink:type="simple" xlink:href="https://www.gnu.org/software/bash/" office:name=""><text:span text:style-name="Definition">Bash</text:span></text:a>/<text:a xlink:type="simple" xlink:href="http://pubs.opengroup.org/onlinepubs/009695399/utilities/xcu_chap02.html" office:name=""><text:span text:style-name="Definition">POSIX Shell</text:span></text:a>, <text:a xlink:type="simple" xlink:href="https://www.python.org/" office:name=""><text:span text:style-name="Definition">Python</text:span></text:a>, <text:a xlink:type="simple" xlink:href="https://www.golang.org/" office:name=""><text:span text:style-name="Definition">Golang</text:span></text:a>, <text:a xlink:type="simple" xlink:href="https://www.ruby-lang.org/en/" office:name=""><text:span text:style-name="Definition">Ruby</text:span></text:a>, <text:a xlink:type="simple" xlink:href="https://www.perl.org/" office:name=""><text:span text:style-name="Definition">Perl</text:span></text:a>, <text:a xlink:type="simple" xlink:href="https://en.wikipedia.org/wiki/Windows_PowerShell" office:name=""><text:span text:style-name="Definition">Powershell</text:span></text:a>/<text:a xlink:type="simple" xlink:href="http://www.microsoft.com/net" office:name=""><text:span text:style-name="Definition">.NET</text:span></text:a>, <text:a xlink:type="simple" xlink:href="https://www.raku.org" office:name=""><text:span text:style-name="Definition">Raku/Perl6</text:span></text:a></text:p>
      <text:p text:style-name="Definition_20_Term_20_Tight">Configuration</text:p>
      <text:p text:style-name="Definition_20_Definition_20_Tight"><text:a xlink:type="simple" xlink:href="http://yaml.org/" office:name=""><text:span text:style-name="Definition">YAML</text:span></text:a>, <text:a xlink:type="simple" xlink:href="http://json.org/" office:name=""><text:span text:style-name="Definition">JSON</text:span></text:a>, <text:a xlink:type="simple" xlink:href="https://json-schema.org/" office:name=""><text:span text:style-name="Definition">JSON Schema</text:span></text:a>, <text:a xlink:type="simple" xlink:href="https://goessner.net/articles/JsonPath/" office:name=""><text:span text:style-name="Definition">JSON Path</text:span></text:a>, <text:a xlink:type="simple" xlink:href="http://docs.oasis-open.org/tosca/TOSCA/v1.0/os/TOSCA-v1.0-os.html" office:name=""><text:span text:style-name="Definition">OASIS TOSCA</text:span></text:a>, <text:a xlink:type="simple" xlink:href="https://github.com/toml-lang/toml" office:name=""><text:span text:style-name="Definition">TOML</text:span></text:a>, <text:a xlink:type="simple" xlink:href="http://www.w3.org/XML/" office:name=""><text:span text:style-name="Definition">XML</text:span></text:a></text:p>
      <text:p text:style-name="Definition_20_Term_20_Tight">Containers</text:p>
      <text:p text:style-name="Definition_20_Definition_20_Tight"><text:a xlink:type="simple" xlink:href="https://www.docker.com/" office:name=""><text:span text:style-name="Definition">docker</text:span></text:a>, <text:a xlink:type="simple" xlink:href="https://docs.docker.com/compose/" office:name=""><text:span text:style-name="Definition">docker-compose</text:span></text:a>, <text:a xlink:type="simple" xlink:href="https://kubernetes.io/" office:name=""><text:span text:style-name="Definition">Kubernetes</text:span></text:a>, <text:a xlink:type="simple" xlink:href="https://www.consul.io/" office:name=""><text:span text:style-name="Definition">Consul</text:span></text:a></text:p>
      <text:p text:style-name="Definition_20_Term_20_Tight">Networking</text:p>
      <text:p text:style-name="Definition_20_Definition_20_Tight"><text:a xlink:type="simple" xlink:href="https://en.wikipedia.org/wiki/Internet_protocol_suite" office:name=""><text:span text:style-name="Definition">TCP/IP</text:span></text:a> (IPv4 &amp; IPv6), <text:a xlink:type="simple" xlink:href="https://en.wikipedia.org/wiki/Domain_Name_System" office:name=""><text:span text:style-name="Definition">DNS</text:span></text:a>, <text:a xlink:type="simple" xlink:href="https://www.w3.org/Protocols/" office:name=""><text:span text:style-name="Definition">L7/HTTP</text:span></text:a>, Network Design, Routing &amp; Switching, VPNs</text:p>
      <text:p text:style-name="Definition_20_Term_20_Tight">Web</text:p>
      <text:p text:style-name="Definition_20_Definition_20_Tight"><text:a xlink:type="simple" xlink:href="https://loadbalancerblog.com/blog/2013/04/what-heck-layer-7-load-balancing-anyway" office:name=""><text:span text:style-name="Definition">L4/L7 Load-Balancing</text:span></text:a>, <text:a xlink:type="simple" xlink:href="http://nginx.org/en/" office:name=""><text:span text:style-name="Definition">nginx</text:span></text:a>, <text:a xlink:type="simple" xlink:href="https://www.cloudflare.com/" office:name=""><text:span text:style-name="Definition">Cloudflare</text:span></text:a>, <text:a xlink:type="simple" xlink:href="https://aws.amazon.com/cloudfront/" office:name=""><text:span text:style-name="Definition">CloudFront</text:span></text:a>, <text:a xlink:type="simple" xlink:href="http://httpd.apache.org/" office:name=""><text:span text:style-name="Definition">Apache</text:span></text:a>, Citrix <text:a xlink:type="simple" xlink:href="https://www.citrix.com/products/netscaler" office:name=""><text:span text:style-name="Definition">NetScaler</text:span></text:a></text:p>
      <text:p text:style-name="Definition_20_Term_20_Tight">OSes</text:p>
      <text:p text:style-name="Definition_20_Definition_20_Tight"><text:a xlink:type="simple" xlink:href="http://www.debian.org/" office:name=""><text:span text:style-name="Definition">Debian</text:span></text:a>/<text:a xlink:type="simple" xlink:href="http://www.ubuntu.com/" office:name=""><text:span text:style-name="Definition">Ubuntu</text:span></text:a>, <text:a xlink:type="simple" xlink:href="https://www.centos.org/" office:name=""><text:span text:style-name="Definition">CentOS</text:span></text:a>/<text:a xlink:type="simple" xlink:href="http://www.redhat.com/en/technologies/linux-platforms/enterprise-linux" office:name=""><text:span text:style-name="Definition">RHEL</text:span></text:a>, <text:a xlink:type="simple" xlink:href="https://en.wikipedia.org/wiki/Windows_Server#Members" office:name=""><text:span text:style-name="Definition">Windows Server 2003-2016</text:span></text:a>, <text:a xlink:type="simple" xlink:href="http://www.freebsd.org/" office:name=""><text:span text:style-name="Definition">FreeBSD 9+</text:span></text:a></text:p>
      <text:p text:style-name="Definition_20_Term_20_Tight">Databases</text:p>
      <text:p text:style-name="Definition_20_Definition_20_Tight"><text:a xlink:type="simple" xlink:href="http://www.postgresql.org/" office:name=""><text:span text:style-name="Definition">Postgres 9+</text:span></text:a>, <text:a xlink:type="simple" xlink:href="http://mariadb.org/" office:name=""><text:span text:style-name="Definition">MariaDB</text:span></text:a> 10/<text:a xlink:type="simple" xlink:href="http://www.mysql.com/why-mysql/" office:name=""><text:span text:style-name="Definition">MySQL</text:span></text:a> 5+, <text:a xlink:type="simple" xlink:href="https://www.elastic.co/" office:name=""><text:span text:style-name="Definition">Elasticsearch</text:span></text:a>, <text:a xlink:type="simple" xlink:href="http://couchdb.apache.org/" office:name=""><text:span text:style-name="Definition">CouchDB</text:span></text:a>, <text:a xlink:type="simple" xlink:href="https://redis.io/" office:name=""><text:span text:style-name="Definition">Redis</text:span></text:a>, <text:a xlink:type="simple" xlink:href="http://sqlite.org/" office:name=""><text:span text:style-name="Definition">SQLite 3</text:span></text:a></text:p>
      <text:p text:style-name="Definition_20_Term_20_Tight">Monitoring</text:p>
      <text:p text:style-name="Definition_20_Definition_20_Tight"><text:a xlink:type="simple" xlink:href="https://prometheus.io/" office:name=""><text:span text:style-name="Definition">Prometheus</text:span></text:a>, <text:a xlink:type="simple" xlink:href="https://grafana.com/" office:name=""><text:span text:style-name="Definition">Grafana</text:span></text:a>, <text:a xlink:type="simple" xlink:href="https://www.icinga.com/products/icinga-2/" office:name=""><text:span text:style-name="Definition">Icinga2</text:span></text:a>/<text:a xlink:type="simple" xlink:href="https://checkmk.com/" office:name=""><text:span text:style-name="Definition">CheckMK</text:span></text:a>, <text:a xlink:type="simple" xlink:href="https://www.graylog.org/" office:name=""><text:span text:style-name="Definition">Graylog2</text:span></text:a>, <text:a xlink:type="simple" xlink:href="http://www.cacti.net/" office:name=""><text:span text:style-name="Definition">Cacti</text:span></text:a>, <text:a xlink:type="simple" xlink:href="http://newrelic.com/" office:name=""><text:span text:style-name="Definition">New Relic</text:span></text:a>, <text:a xlink:type="simple" xlink:href="https://airbrake.io/" office:name=""><text:span text:style-name="Definition">Airbrake</text:span></text:a></text:p>
      <text:p text:style-name="Definition_20_Term_20_Tight">Virtualization</text:p>
      <text:p text:style-name="Definition_20_Definition_20_Tight"><text:a xlink:type="simple" xlink:href="http://xenserver.org/" office:name=""><text:span text:style-name="Definition">Citrix XenServer</text:span></text:a>, <text:a xlink:type="simple" xlink:href="https://wiki.debian.org/KVM" office:name=""><text:span text:style-name="Definition">KVM</text:span></text:a>, <text:a xlink:type="simple" xlink:href="http://www.xenproject.org/" office:name=""><text:span text:style-name="Definition">Xen</text:span></text:a>, <text:a xlink:type="simple" xlink:href="http://www.microsoft.com/en-us/server-cloud/solutions/virtualization.aspx" office:name=""><text:span text:style-name="Definition">Microsoft Hyper-V</text:span></text:a></text:p>
      <text:p text:style-name="Definition_20_Term_20_Tight">Hardware</text:p>
      <text:p text:style-name="Definition_20_Definition_20_Tight">Dell <text:a xlink:type="simple" xlink:href="http://www.dell.com/us/business/p/poweredge-rack-servers" office:name=""><text:span text:style-name="Definition">PowerEdge</text:span></text:a>, HP <text:a xlink:type="simple" xlink:href="http://www8.hp.com/us/en/products/proliant-servers/" office:name=""><text:span text:style-name="Definition">Proliant</text:span></text:a>, HP <text:a xlink:type="simple" xlink:href="http://www8.hp.com/us/en/products/servers/bladesystem/" office:name=""><text:span text:style-name="Definition">BladeSystem</text:span></text:a></text:p>
      <text:p text:style-name="Definition_20_Term_20_Tight">Storage</text:p>
      <text:p text:style-name="Definition_20_Definition_20_Tight">NFS, iSCSI, <text:a xlink:type="simple" xlink:href="https://wiki.openstack.org/wiki/Swift" office:name=""><text:span text:style-name="Definition">Swift</text:span></text:a>/<text:a xlink:type="simple" xlink:href="https://aws.amazon.com/s3/" office:name=""><text:span text:style-name="Definition">S3</text:span></text:a>, Dell <text:a xlink:type="simple" xlink:href="http://www.dell.com/us/business/p/dell-compellent" office:name=""><text:span text:style-name="Definition">Compellent</text:span></text:a>, <text:a xlink:type="simple" xlink:href="http://www.netapp.com/us/products/storage-systems/" office:name=""><text:span text:style-name="Definition">NetApp</text:span></text:a>, <text:a xlink:type="simple" xlink:href="http://www8.hp.com/h20195/v2/GetHTML.aspx?docname=c04168365" office:name=""><text:span text:style-name="Definition">HP StorageWorks</text:span></text:a></text:p>
      <text:p text:style-name="First_20_paragraph">Also see my <text:a xlink:type="simple" xlink:href="https://stackoverflow.com/story/shalombhooshi" office:name=""><text:span text:style-name="Definition">Developer Story</text:span></text:a> for related skills assessments.</text:p>
      <text:h text:style-name="Heading_20_3" text:outline-level="3"><text:bookmark-start text:name="training-and-qualifications"/>Training and Qualifications<text:bookmark-end text:name="training-and-qualifications"/></text:h>
      <text:list text:style-name="L6">
        <text:list-item>
          <text:p text:style-name="P6"><text:a xlink:type="simple" xlink:href="https://www.componentsoft.io/educationalservices/openstack-docker-puppet-xen-and-kvm/kbs-105-docker-kubernetes-administration-accelerated-training/" office:name=""><text:span text:style-name="Definition">Docker + Kubernetes Administration</text:span></text:a>, May 2018</text:p>
        </text:list-item>
        <text:list-item>
          <text:p text:style-name="P6"><text:a xlink:type="simple" xlink:href="https://www.componentsoft.io/educationalservices/openstack-docker-puppet-xen-and-kvm/ost-204-openstack-advanced-administration-extended/" office:name=""><text:span text:style-name="Definition">OpenStack Deployment and Advanced Administration</text:span></text:a>, Feb 2018</text:p>
        </text:list-item>
        <text:list-item>
          <text:p text:style-name="P6"><text:a xlink:type="simple" xlink:href="https://www.componentsoft.io/educationalservices/openstack-docker-puppet-xen-and-kvm/openstack-private-cloud-workshop-extended-ost-104/" office:name=""><text:span text:style-name="Definition">OpenStack Administration</text:span></text:a>, Sep 2017</text:p>
        </text:list-item>
        <text:list-item>
          <text:p text:style-name="P6"><text:a xlink:type="simple" xlink:href="http://training.citrix.com/mod/ctxcatalog/course.php?id=497" office:name=""><text:span text:style-name="Definition">Citrix NetScaler Essentials, Networking and Administration</text:span></text:a>, Jun 2012</text:p>
        </text:list-item>
        <text:list-item>
          <text:p text:style-name="P6"><text:a xlink:type="simple" xlink:href="https://www.cbtnuggets.com/it-training/cisco-642-901-ccnp-bsci" office:name=""><text:span text:style-name="Definition">Building Scalable Cisco Internetworks (CCNP BSCI)</text:span></text:a>, Feb 2004</text:p>
        </text:list-item>
        <text:list-item>
          <text:p text:style-name="P6"><text:a xlink:type="simple" xlink:href="http://www.cisco.com/web/learning/exams/list/ccna_composite.html#~Topics" office:name=""><text:span text:style-name="Definition">Cisco Certified Network Associate (CCNA)</text:span></text:a>, Mar 2003</text:p>
        </text:list-item>
        <text:list-item>
          <text:p text:style-name="P6"><text:a xlink:type="simple" xlink:href="https://web.archive.org/web/20081222080658/http://www.microsoft.com/learning/en/us/exams/70-217.mspx#EHE" office:name=""><text:span text:style-name="Definition">Implementing &amp; Administering a Microsoft Windows 2000 Directory Services Infrastructure</text:span></text:a>, Apr 2003</text:p>
        </text:list-item>
        <text:list-item>
          <text:p text:style-name="P6"><text:a xlink:type="simple" xlink:href="https://web.archive.org/web/20141221185633/https://www.microsoft.com/learning/en/us/exams/70-216.mspx#E3E" office:name=""><text:span text:style-name="Definition">Implementing &amp; Administering a Microsoft Windows 2000 Network Infrastructure</text:span></text:a>, Apr 2003</text:p>
        </text:list-item>
        <text:list-item>
          <text:p text:style-name="P6"><text:a xlink:type="simple" xlink:href="https://web.archive.org/web/20141221185902/https://www.microsoft.com/learning/en/us/exams/70-215.mspx#E3E" office:name=""><text:span text:style-name="Definition">Administering Windows 2000 Server</text:span></text:a>, Microsoft Certified Professional (MCP), Mar 2003</text:p>
        </text:list-item>
        <text:list-item>
          <text:p text:style-name="P6"><text:a xlink:type="simple" xlink:href="https://web.archive.org/web/20141221190036/https://www.microsoft.com/learning/en/us/exams/70-210.mspx#ECF" office:name=""><text:span text:style-name="Definition">Administering Windows 2000 Professional</text:span></text:a>, Microsoft Certified Professional (MCP), Mar 2003</text:p>
        </text:list-item>
        <text:list-item>
          <text:p text:style-name="P6"><text:a xlink:type="simple" xlink:href="http://certification.comptia.org/certifications/network" office:name=""><text:span text:style-name="Definition">Network Infrastructure Administration, CompTIA® Network+ Certified Professional</text:span></text:a>, Feb 2003</text:p>
        </text:list-item>
        <text:list-item>
          <text:p text:style-name="P6"><text:a xlink:type="simple" xlink:href="http://certification.comptia.org/certifications/a" office:name=""><text:span text:style-name="Definition">Hardware and Software Essentials, CompTIA® A+ Certified Professional</text:span></text:a>, Nov 2002</text:p>
        </text:list-item>
        <text:list-item>
          <text:p text:style-name="P6">Advanced Java, Network Programming using EJB, Servlets/RMI, JDBC/SQL, Jul 2001</text:p>
        </text:list-item>
        <text:list-item>
          <text:p text:style-name="P6">Web Design using Microsoft FrontPage 2000, HTML, VBScript and Javascript, Jan 2001</text:p>
        </text:list-item>
        <text:list-item>
          <text:p text:style-name="P6">Procedural Programming with ANSI C, May 1999</text:p>
        </text:list-item>
      </text:list>
      <text:h text:style-name="Heading_20_3" text:outline-level="3"><text:bookmark-start text:name="professional-membership"/>Professional Membership<text:bookmark-end text:name="professional-membership"/></text:h>
      <text:p text:style-name="Definition_20_Term_20_Tight">Jul 2010 → Present</text:p>
      <text:p text:style-name="Definition_20_Definition_20_Tight"><text:a xlink:type="simple" xlink:href="https://www.theiet.org/" office:name=""><text:span text:style-name="Definition">The Institution of Engineering and Technology (IET)</text:span></text:a> (Graduate Member)</text:p>
      <text:p text:style-name="Definition_20_Term_20_Tight">Dec 2008 → Present</text:p>
      <text:p text:style-name="Definition_20_Definition_20_Tight"><text:a xlink:type="simple" xlink:href="https://bcs.org" office:name=""><text:span text:style-name="Definition">British Computer Society (BCS)</text:span></text:a> (Member)</text:p>
      <text:p text:style-name="Definition_20_Term_20_Tight">Jan 2008 → May 2012</text:p>
      <text:p text:style-name="Definition_20_Definition_20_Tight"><text:a xlink:type="simple" xlink:href="https://microsoft-itcouncil.com/" office:name=""><text:span text:style-name="Definition">Microsoft IT Advisory Council (ITAC)</text:span></text:a> (Member)</text:p>
      <text:h text:style-name="Heading_20_3" text:outline-level="3"><text:bookmark-start text:name="spoken-languages"/>Spoken Languages<text:bookmark-end text:name="spoken-languages"/></text:h>
      <text:p text:style-name="First_20_paragraph">English (Native), Slovak (Basic Vernacular), French (High School)</text:p>
      <text:h text:style-name="Heading_20_3" text:outline-level="3"><text:bookmark-start text:name="hobbies-and-interests"/>Hobbies and Interests<text:bookmark-end text:name="hobbies-and-interests"/></text:h>
      <text:p text:style-name="First_20_paragraph">Cycling, Badminton, Table Tennis, Pool ◦ Outdoors, Exploring, Amateur Photography ◦ Music, Guitar ◦ <text:a xlink:type="simple" xlink:href="https://www.raku.org/" office:name=""><text:span text:style-name="Definition">Raku/Perl6</text:span></text:a> <text:a xlink:type="simple" xlink:href="https://www.raku.org/community" office:name=""><text:span text:style-name="Definition">Community</text:span></text:a> ◦ Tech. news, conferences ◦ Hacking <text:a xlink:type="simple" xlink:href="https://www.raspbian.org/" office:name=""><text:span text:style-name="Definition">Debian/Raspberry Pi</text:span></text:a> for fun</text:p>
      <text:h text:style-name="Heading_20_3" text:outline-level="3"><text:bookmark-start text:name="personal-details"/>Personal Details<text:bookmark-end text:name="personal-details"/></text:h>
      <text:p text:style-name="Definition_20_Term_20_Tight">Telephone</text:p>
      <text:p text:style-name="Definition_20_Definition_20_Tight">+421 948 140 290</text:p>
      <text:p text:style-name="Definition_20_Term_20_Tight">Email</text:p>
      <text:p text:style-name="Definition_20_Definition_20_Tight"><text:a xlink:type="simple" xlink:href="mailto:s.bhooshi@gmail.com" office:name=""><text:span text:style-name="Definition">s.bhooshi@gmail.com</text:span></text:a></text:p>
      <text:p text:style-name="Definition_20_Term_20_Tight">Address</text:p>
      <text:p text:style-name="Definition_20_Definition_20_Tight"><text:a xlink:type="simple" xlink:href="https://www.google.co.uk/maps?q=Tuckova+9,+Bratislava,+82105" office:name=""><text:span text:style-name="Definition">Tučkova 9, Ružinov II, Bratislava 82105, Slovakia</text:span></text:a></text:p>
      <text:p text:style-name="Definition_20_Term_20_Tight">Date of birth</text:p>
      <text:p text:style-name="Definition_20_Definition_20_Tight"><text:a xlink:type="simple" xlink:href="https://takemeback.to/08-January-1983" office:name=""><text:span text:style-name="Definition">08 Jan, 1983</text:span></text:a> (♑︎)</text:p>
      <text:p text:style-name="Definition_20_Term_20_Tight">Nationality</text:p>
      <text:p text:style-name="Definition_20_Definition_20_Tight">British</text:p>
      <text:p text:style-name="Definition_20_Term_20_Tight">Online</text:p>
      <text:p text:style-name="Definition_20_Definition_20_Tight"><text:a xlink:type="simple" xlink:href="http://shalomb.github.io/cv/" office:name=""><text:span text:style-name="Definition">CV</text:span></text:a> । <text:a xlink:type="simple" xlink:href="https://stackoverflow.com/story/shalombhooshi" office:name=""><text:span text:style-name="Definition">Developer Story</text:span></text:a> । <text:a xlink:type="simple" xlink:href="https://app.pluralsight.com/profile/shalom-bhooshi" office:name=""><text:span text:style-name="Definition">PluralSight</text:span></text:a> । <text:a xlink:type="simple" xlink:href="https://github.com/shalomb/" office:name=""><text:span text:style-name="Definition">Github</text:span></text:a> । <text:a xlink:type="simple" xlink:href="https://uk.linkedin.com/in/shalombhooshi" office:name=""><text:span text:style-name="Definition">LinkedIn</text:span></text:a> । <text:a xlink:type="simple" xlink:href="https://keybase.io/shalomb" office:name=""><text:span text:style-name="Definition">Keybase</text:span></text:a> । <text:a xlink:type="simple" xlink:href="https://mj.ucw.cz/geek/?code=GCM%2fCS%2fIT%2fE%2fMU%2fP%2fO+d--+s%3a%2b%2b+a+C%2b%2b(%2b%2b%2b%2b)+UL+L%2b%2b+P%2b%2b+E---+W%2b%2b(-)+N%2b+o-+K%2b%2b%2b+w---+O-+M%2b+V--+PS%2b%2b+PE%2b+!Y%2b+PGP%2b%2b+t%2b+5%3f+X%2b%2b+!R+TV%2b+b+DI%2b%2b+D%2b+G%2b%2b+e%2b%2b+h--+r%2b%2b%2b+y%2b%2b%2b" office:name=""><text:span text:style-name="Definition">GC3.2</text:span></text:a></text:p>
      <text:h text:style-name="Heading_20_3" text:outline-level="3"><text:bookmark-start text:name="download"/>Download<text:bookmark-end text:name="download"/></text:h>
      <text:p text:style-name="Definition_20_Term_20_Tight">PDF Version</text:p>
      <text:p text:style-name="Definition_20_Definition_20_Tight"><text:a xlink:type="simple" xlink:href="cv.pdf" office:name=""><text:span text:style-name="Definition">shalom_bhooshi-resume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halom Bhooshi</dc:title>
    <dc:creator> s.bhooshi@gmail.com ◦ +421 948 140 290 </dc:creator>
    <meta:user-defined meta_name="abstract" meta-value-type="string">An experienced systems engineer with a particular interest in the agile delivery of cloud infrastructure projects. I possess extensive experience in systems design and engineering using open source and cloud technologies in a variety of business and technology settings. Among my core competencies are interests in Cloud Platforms ◦ Systems/Network Engineering ◦ Site Reliability Engineering ◦ Infrastructure-as-Code ◦ DevOps ◦ Continuous Delivery ◦ Agile</meta:user-defined>
    <meta:user-defined meta_name="pagetitle" meta-value-type="string">Shalom Bhooshi</meta:user-defined>
  </office:meta>
</office:document-meta>
</file>